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class Animal {</text:p>
      <text:p text:style-name="Normal"><text:s text:c="4"/>public void animalSound() {<text:s/></text:p>
      <text:p text:style-name="Normal"><text:s text:c="8"/>System.out.println("The animal makes a sound");</text:p>
      <text:p text:style-name="Normal"><text:s text:c="2"/>}</text:p>
      <text:p text:style-name="Normal">}</text:p>
      <text:p text:style-name="Normal">class Pig extents Animal {</text:p>
      <text:p text:style-name="Normal"><text:s text:c="4"/>public void animalSound() {</text:p>
      <text:p text:style-name="Normal"><text:s text:c="8"/>System.out.println("The pig says: wee wee");</text:p>
      <text:p text:style-name="Normal"><text:s text:c="6"/>}</text:p>
      <text:p text:style-name="Normal"><text:s text:c="4"/>}</text:p>
      <text:p text:style-name="Normal"><text:s text:c="4"/>class Dog extents Animal {</text:p>
      <text:p text:style-name="Normal"><text:s text:c="8"/>public void animalSound() {</text:p>
      <text:p text:style-name="Normal"><text:s text:c="12"/>System.out.println("The dog says: bow wow");</text:p>
      <text:p text:style-name="Normal"><text:s text:c="8"/>}</text:p>
      <text:p text:style-name="Normal"><text:s text:c="4"/>}</text:p>
      <text:p text:style-name="Normal"><text:s text:c="4"/>class main {</text:p>
      <text:p text:style-name="Normal"><text:s text:c="8"/>public static void main(String[] args) {</text:p>
      <text:p text:style-name="Normal"><text:s text:c="12"/>Animal my animal = new Animal();</text:p>
      <text:p text:style-name="Normal"><text:s text:c="12"/>Animal myPig = new Pig();</text:p>
      <text:p text:style-name="Normal"><text:s text:c="12"/>Animal myDog = new Dog()</text:p>
      <text:p text:style-name="Normal"><text:s text:c="12"/>myAnimal.animalSound();</text:p>
      <text:p text:style-name="Normal"><text:s text:c="12"/>myPig.animalSound();</text:p>
      <text:p text:style-name="Normal"><text:s text:c="12"/>myDog.animalSound();</text:p>
      <text:p text:style-name="Normal"><text:s text:c="4"/>}</text:p>
      <text:p text:style-name="Normal"><text:s text:c="4"/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10-10T21:42:00Z</meta:creation-date>
    <dc:date>2022-10-10T21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101" meta:character-count="676" meta:row-count="4" meta:non-whitespace-character-count="576"/>
  </office:meta>
</office:document-meta>
</file>